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BRIR PUERTOS</text:p>
      <text:p text:style-name="Standard"/>
      <text:p text:style-name="Standard">Para abrir puertos en el router, dependiendo del tipo se hará de una u otra manera.</text:p>
      <text:p text:style-name="Standard"/>
      <text:p text:style-name="Standard">OPCION1:</text:p>
      <text:list xml:id="list1398531775" text:style-name="L1">
        <text:list-item>
          <text:p text:style-name="P1">En google buscar portalalejandra.</text:p>
        </text:list-item>
        <text:list-item>
          <text:p text:style-name="P1">Configuracion de routers </text:p>
        </text:list-item>
        <text:list-item>
          <text:p text:style-name="P1">Introducir numero de telefono</text:p>
        </text:list-item>
        <text:list-item>
          <text:p text:style-name="P1">mantener configuracion actual</text:p>
        </text:list-item>
        <text:list-item>
          <text:p text:style-name="P1">Configuracion / Puertos</text:p>
        </text:list-item>
        <text:list-item>
          <text:p text:style-name="P1">introducir IP y puerto</text:p>
        </text:list-item>
        <text:list-item>
          <text:p text:style-name="P1">operaciones pendientes</text:p>
        </text:list-item>
        <text:list-item>
          <text:p text:style-name="P1">aplicar operaciones</text:p>
        </text:list-item>
      </text:list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a </meta:initial-creator>
    <meta:creation-date>2015-01-04T19:22:26</meta:creation-date>
    <dc:date>2015-01-04T19:25:23</dc:date>
    <dc:creator>soa </dc:creator>
    <meta:editing-duration>P0D</meta:editing-duration>
    <meta:editing-cycles>1</meta:editing-cycles>
    <meta:document-statistic meta:table-count="0" meta:image-count="0" meta:object-count="0" meta:page-count="1" meta:paragraph-count="12" meta:word-count="52" meta:character-count="121" meta:non-whitespace-character-count="288"/>
    <meta:generator>LibreOffice/3.5$Linux_x86 LibreOffice_project/350m1$Build-2</meta:generator>
  </office:meta>
</office:document-meta>
</file>